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1.249cm" fo:margin-right="0cm" fo:text-indent="0cm" style:auto-text-indent="false"/>
    </style:style>
    <style:style style:name="P3" style:family="paragraph" style:parent-style-name="List_20_Paragraph" style:list-style-name="WWNum1">
      <style:text-properties fo:font-size="12pt" style:font-size-asian="12pt"/>
    </style:style>
    <style:style style:name="P4" style:family="paragraph" style:parent-style-name="List_20_Paragraph" style:list-style-name="WWNum1">
      <style:paragraph-properties fo:text-align="justify" style:justify-single-word="false"/>
      <style:text-properties fo:font-size="12pt" style:font-size-asian="12pt"/>
    </style:style>
    <style:style style:name="P5" style:family="paragraph" style:parent-style-name="List_20_Paragraph" style:list-style-name="WWNum1">
      <style:text-properties fo:color="#0084d1" fo:font-size="12pt" style:font-size-asian="12pt"/>
    </style:style>
    <style:style style:name="P6" style:family="paragraph" style:parent-style-name="List_20_Paragraph" style:list-style-name="WWNum1">
      <style:paragraph-properties fo:text-align="justify" style:justify-single-word="false"/>
    </style:style>
    <style:style style:name="P7" style:family="paragraph" style:parent-style-name="List_20_Paragraph" style:list-style-name="WWNum1">
      <style:text-properties fo:color="#0066cc" style:font-name="Courier New" fo:font-size="11pt" style:font-size-asian="11pt" style:font-size-complex="11pt"/>
    </style:style>
    <style:style style:name="P8" style:family="paragraph" style:parent-style-name="List_20_Paragraph" style:list-style-name="WWNum1">
      <style:text-properties fo:color="#0066cc" style:font-name="Courier New" fo:font-size="12pt" style:font-size-asian="12pt"/>
    </style:style>
    <style:style style:name="P9" style:family="paragraph" style:parent-style-name="List_20_Paragraph" style:list-style-name="WWNum1">
      <style:paragraph-properties fo:margin-left="0cm" fo:margin-right="0cm" fo:text-indent="0cm" style:auto-text-indent="false"/>
      <style:text-properties fo:color="#0066cc" style:font-name="Courier New" fo:font-size="11pt" style:font-size-asian="11pt" style:font-size-complex="11pt"/>
    </style:style>
    <style:style style:name="P10" style:family="paragraph" style:parent-style-name="List_20_Paragraph" style:list-style-name="WWNum1">
      <style:paragraph-properties fo:margin-left="0cm" fo:margin-right="0cm" fo:text-indent="0cm" style:auto-text-indent="false" fo:break-before="page"/>
      <style:text-properties fo:color="#0066cc" style:font-name="Courier New" fo:font-size="11pt" style:font-size-asian="11pt" style:font-size-complex="11pt"/>
    </style:style>
    <style:style style:name="P11" style:family="paragraph" style:parent-style-name="List_20_Paragraph" style:list-style-name="WWNum1">
      <style:paragraph-properties fo:margin-left="1.249cm" fo:margin-right="0cm" fo:line-height="100%" fo:text-indent="0cm" style:auto-text-indent="false"/>
      <style:text-properties fo:color="#0066cc" style:font-name="Courier New" fo:font-size="12pt" style:font-size-asian="12pt"/>
    </style:style>
    <style:style style:name="P12" style:family="paragraph" style:parent-style-name="Standard" style:master-page-name="Standard">
      <style:paragraph-properties style:page-number="auto"/>
      <style:text-properties fo:font-size="12pt" style:font-size-asian="12pt"/>
    </style:style>
    <style:style style:name="T1" style:family="text">
      <style:text-properties fo:color="#0066cc" style:font-name="Courier New" fo:font-size="11pt" style:font-size-asian="11pt" style:font-size-complex="11pt"/>
    </style:style>
    <style:style style:name="T2" style:family="text">
      <style:text-properties fo:color="#0066cc"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area 1 emprendimiento:Máximo Meza C</text:p>
      <text:p text:style-name="P1"/>
      <text:list xml:id="list5482281501340941305" text:style-name="WWNum1">
        <text:list-item>
          <text:p text:style-name="P3">Definir un objetivo de por qué quieren emprender. Para responder esa pregunta, piensen en lo que las y los mueve. Piensen en lo que significa ser emprendedor.</text:p>
          <text:p text:style-name="P5">Hace muchos años atrás,puse una agencia de programación.MaxSoft se lllamaba.En Unysis me ofrecieron contrato(bueno) con la condición de cerrar MaxSoft, y acepte.</text:p>
          <text:p text:style-name="P5">Pienso que ahora se dan las condiciones para repetir la experiencia, de hecho acabo de terminar un presupuesto.La cosa se mueve.</text:p>
          <text:p text:style-name="P5">Mi objetivo principal es tener una actividad en la cual pueda ser útil y difrutar , desde otra persectiva.mi objetivo es lograr un trozo del queso</text:p>
          <text:p text:style-name="P5"/>
        </text:list-item>
        <text:list-item>
          <text:p text:style-name="P3">De acuerdo a la materia pasada en clase: definan las 4P de su producto. Expláyense lo que más puedan, en el:</text:p>
          <text:p text:style-name="P4"><text:span text:style-name="T2">Producto</text:span><text:span text:style-name="T1">:Mi idea es vender app en dos formatos: i) Hacer una app sobre demanda y ii) tener app definidas con socios para ofrecer.Creo poder apurar las cosas con generadores de código hechos por mi</text:span></text:p>
          <text:p text:style-name="P6"><text:span text:style-name="T2">Precio</text:span><text:span text:style-name="T1">: </text:span><text:a xlink:type="simple" xlink:href="https://cursor.cl/" text:style-name="Internet_20_link" text:visited-style-name="Visited_20_Internet_20_Link">Cursor</text:a><text:span text:style-name="T1"> ofrece presupuestos en línea. Mi idea es cobrar poco menos del 50% de ellos,lo que significa más o menos 8000 la hora.Lo que da más o menos 1.400.000 mensual</text:span></text:p>
          <text:p text:style-name="P7"><text:span text:style-name="T3">Plaza</text:span>:No creo que aplique,pero bien podria ser latinoamerica.</text:p>
          <text:p text:style-name="P7"><text:span text:style-name="T3">Promoción</text:span>. Tengo una base de seis mil correos, de los cuales espero sacar un par de presupuesto y publicidad por face y google. Tambien en el caso de que el cliente se visite, se necesita dejar algo,un flayer y una tarjeta de visita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"><text:s/></text:p>
                            </text:list-header>
                            <text:list-item>
                              <text:p text:style-name="P10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Explique los errores y aciertos que han realizado en su emprendimiento. Si aún no tiene emprendimiento, pude pasar esta pregunta.</text:p>
          <text:p text:style-name="P8"><text:bookmark text:name="_GoBack"/>El error más grande que he tenido en el pasado, ha sido la ansiedad, la necesidad de hacer las cosas más rápido de lo necesario,cometiendo errores</text:p>
          <text:p text:style-name="P8">El otro error ha sido , no saber crecer.Batirme bien en lo pequeño.</text:p>
          <text:list>
            <text:list-item>
              <text:list>
                <text:list-item>
                  <text:list>
                    <text:list-header>
                      <text:p text:style-name="P11">Los aciertos que he tenido han sido hacer cosas con muy poco capital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.212cm" fo:margin-bottom="0.212cm" fo:line-height="110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30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size-complex="13pt"/>
    </style:style>
    <style:style style:name="Títulos" style:family="paragraph" style:parent-style-name="Heading_20_1" style:default-outline-level="" style:list-style-name="">
      <style:text-properties fo:color="#222a35" style:font-name="Century Gothic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12cm" fo:margin-bottom="0.282cm" fo:text-align="start" style:justify-single-word="false"/>
      <style:text-properties fo:color="#5a5a5a" fo:font-size="14pt" fo:letter-spacing="0.026cm" fo:font-style="italic" style:font-size-asian="14pt" style:font-style-asian="italic" style:font-size-complex="14pt" style:font-style-complex="italic"/>
    </style:style>
    <style:style style:name="Párrafos_20_SYN" style:display-name="Párrafos SYN" style:family="paragraph" style:parent-style-name="Standard" style:default-outline-level="" style:list-style-name="">
      <style:paragraph-properties fo:line-height="120%" fo:text-align="justify" style:justify-single-word="false"/>
      <style:text-properties fo:color="#0d0d0d" fo:font-size="12pt" style:font-size-asian="12pt"/>
    </style:style>
    <style:style style:name="Titulo_20_F" style:display-name="Titulo F" style:family="paragraph" style:parent-style-name="Heading_20_2" style:default-outline-level="" style:list-style-name="">
      <style:paragraph-properties fo:margin-top="0.353cm" fo:margin-bottom="0cm" fo:line-height="115%"/>
      <style:text-properties fo:color="#4472c4" style:font-name="Century Gothic" fo:font-size="14pt" style:font-size-asian="14pt" style:font-weight-complex="bold"/>
    </style:style>
    <style:style style:name="Titulo_20_doc" style:display-name="Titulo doc" style:family="paragraph" style:parent-style-name="Heading_20_1" style:default-outline-level="" style:list-style-name="">
      <style:paragraph-properties fo:line-height="115%"/>
      <style:text-properties fo:color="#4472c4" style:font-name="Cambria" fo:language="es" fo:country="ES" style:language-asian="zh" style:country-asian="CN"/>
    </style:style>
    <style:style style:name="Estilo1" style:family="paragraph" style:parent-style-name="Subtitle" style:default-outline-level="" style:list-style-name="">
      <style:paragraph-properties fo:margin-top="0cm" fo:margin-bottom="0.282cm" fo:line-height="115%"/>
      <style:text-properties fo:color="#000000" style:font-name="Century Gothic" fo:font-size="10pt" fo:language="en" fo:country="US" fo:font-style="italic" fo:font-weight="bold" style:font-size-asian="10pt" style:language-asian="zh" style:country-asian="CN" style:font-style-asian="italic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ítulos_20_Car" style:display-name="Títulos Car" style:family="text">
      <style:text-properties fo:color="#222a35" style:font-name="Century Gothic" fo:font-size="16pt" style:font-size-asian="16pt" style:font-size-complex="16pt"/>
    </style:style>
    <style:style style:name="Título_20_1_20_Car" style:display-name="Título 1 Car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Subtítulo_20_Car" style:display-name="Subtítulo Car" style:family="text" style:parent-style-name="Default_20_Paragraph_20_Font">
      <style:text-properties fo:color="#5a5a5a" fo:letter-spacing="0.026cm"/>
    </style:style>
    <style:style style:name="Párrafos_20_SYN_20_Car" style:display-name="Párrafos SYN Car" style:family="text" style:parent-style-name="Default_20_Paragraph_20_Font">
      <style:text-properties fo:color="#0d0d0d" fo:font-size="12pt" style:font-size-asian="12pt"/>
    </style:style>
    <style:style style:name="Titulo_20_F_20_Car" style:display-name="Titulo F Car" style:family="text">
      <style:text-properties fo:color="#4472c4" style:font-name="Century Gothic" fo:font-size="14pt" style:font-size-asian="14pt" style:font-size-complex="13pt" style:font-weight-complex="bold"/>
    </style:style>
    <style:style style:name="Título_20_2_20_Car" style:display-name="Título 2 Car" style:family="text" style:parent-style-name="Default_20_Paragraph_20_Font">
      <style:text-properties fo:color="#2f5496" style:font-name="Calibri Light" fo:font-size="13pt" style:font-size-asian="13pt" style:font-size-complex="13pt"/>
    </style:style>
    <style:style style:name="Titulo_20_doc_20_Car" style:display-name="Titulo doc Car" style:family="text" style:parent-style-name="Título_20_1_20_Car">
      <style:text-properties fo:color="#4472c4" style:font-name="Cambria" fo:font-size="16pt" fo:language="es" fo:country="ES" style:font-size-asian="16pt" style:language-asian="zh" style:country-asian="CN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alia Yutronic</meta:initial-creator>
    <dc:creator>Máximo Meza</dc:creator>
    <meta:editing-cycles>4</meta:editing-cycles>
    <meta:creation-date>2019-05-21T03:08:00</meta:creation-date>
    <dc:date>2019-05-23T10:15:05</dc:date>
    <meta:editing-duration>PT54M2S</meta:editing-duration>
    <meta:generator>OpenOffice/4.1.6$Unix OpenOffice.org_project/416m1$Build-9790</meta:generator>
    <meta:document-statistic meta:table-count="0" meta:image-count="0" meta:object-count="0" meta:page-count="2" meta:paragraph-count="15" meta:word-count="313" meta:character-count="18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